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Below is a full spec for <text:span text:style-name="Strong_20_Emphasis">Dream combat flow</text:span> and <text:span text:style-name="Strong_20_Emphasis">progression</text:span>, built to plug directly into your Arete + Zine + item systems and your VN structure.</text:p>
      <text:p text:style-name="Horizontal_20_Line"/>
      <text:h text:style-name="Heading_20_2" text:outline-level="2">7. Combat Flow Spec (Dream Battles)</text:h>
      <text:h text:style-name="Heading_20_3" text:outline-level="3">7.1 High-Level Goals</text:h>
      <text:list xml:id="list1531205785048433487" text:style-name="L1">
        <text:list-item>
          <text:p text:style-name="P1">Battles are <text:span text:style-name="Strong_20_Emphasis">psychological confrontations</text:span>, not just HP races.</text:p>
        </text:list-item>
        <text:list-item>
          <text:p text:style-name="P1">You win by:</text:p>
          <text:list>
            <text:list-item>
              <text:p text:style-name="P1">Reducing the Nightmare’s ability to hurt you (HP/Resolve), <text:span text:style-name="Strong_20_Emphasis">or</text:span></text:p>
            </text:list-item>
            <text:list-item>
              <text:p text:style-name="P1">Understanding and integrating it (using <text:span text:style-name="Strong_20_Emphasis">Connect / Cope</text:span> actions).</text:p>
            </text:list-item>
          </text:list>
        </text:list-item>
        <text:list-item>
          <text:p text:style-name="P1">You lose by:</text:p>
          <text:list>
            <text:list-item>
              <text:p text:style-name="P1">Being physically overwhelmed, <text:span text:style-name="Strong_20_Emphasis">or</text:span></text:p>
            </text:list-item>
            <text:list-item>
              <text:p text:style-name="P1">Having your <text:span text:style-name="Strong_20_Emphasis">Resolve</text:span> shattered.</text:p>
            </text:list-item>
          </text:list>
        </text:list-item>
      </text:list>
      <text:p text:style-name="Text_20_body">All of this feeds back into <text:span text:style-name="Strong_20_Emphasis">Arete</text:span> and narrative, not just numbers.</text:p>
      <text:p text:style-name="Horizontal_20_Line"/>
      <text:h text:style-name="Heading_20_3" text:outline-level="3">7.2 Core Resources</text:h>
      <text:p text:style-name="Text_20_body">Nyx has three main combat resources:</text:p>
      <text:list xml:id="list8463245916871226578" text:style-name="L2">
        <text:list-item>
          <text:p text:style-name="P2"><text:span text:style-name="Strong_20_Emphasis">HP (Body)</text:span></text:p>
          <text:list>
            <text:list-item>
              <text:p text:style-name="P2">Represents physical &amp; somatic safety within the Dream.</text:p>
            </text:list-item>
            <text:list-item>
              <text:p text:style-name="P2">Derived mainly from <text:span text:style-name="Strong_20_Emphasis">Physical Arete</text:span> (Harmony raises max HP; Strife lowers).</text:p>
            </text:list-item>
          </text:list>
        </text:list-item>
        <text:list-item>
          <text:p text:style-name="P2"><text:span text:style-name="Strong_20_Emphasis">Resolve (Heart / Mind)</text:span></text:p>
          <text:list>
            <text:list-item>
              <text:p text:style-name="P2">Represents Nyx’s emotional stability and willingness to keep facing the Nightmare.</text:p>
            </text:list-item>
            <text:list-item>
              <text:p text:style-name="P2">Derived from combined <text:span text:style-name="Strong_20_Emphasis">Emotional + Psychological Arete</text:span>.</text:p>
            </text:list-item>
            <text:list-item>
              <text:p text:style-name="P2">Some attacks target HP, others target Resolve.</text:p>
            </text:list-item>
          </text:list>
        </text:list-item>
        <text:list-item>
          <text:p text:style-name="P2"><text:span text:style-name="Strong_20_Emphasis">Dream Charge (DC)</text:span></text:p>
          <text:list>
            <text:list-item>
              <text:p text:style-name="P2">A small meter (0–3 or 0–5) for <text:span text:style-name="Strong_20_Emphasis">special abilities</text:span>.</text:p>
            </text:list-item>
            <text:list-item>
              <text:p text:style-name="P2">Gained by:</text:p>
              <text:list>
                <text:list-item>
                  <text:p text:style-name="P2">Surviving hits.</text:p>
                </text:list-item>
                <text:list-item>
                  <text:p text:style-name="P2">Using healthy <text:span text:style-name="Strong_20_Emphasis">Cope</text:span> or <text:span text:style-name="Strong_20_Emphasis">Connect</text:span> actions.</text:p>
                </text:list-item>
                <text:list-item>
                  <text:p text:style-name="P2">Zine passives.</text:p>
                </text:list-item>
              </text:list>
            </text:list-item>
            <text:list-item>
              <text:p text:style-name="P2">Spent on:</text:p>
              <text:list>
                <text:list-item>
                  <text:p text:style-name="P2">High-impact skills (from Zines, Apotheosis allies, high Arete thresholds).</text:p>
                </text:list-item>
              </text:list>
            </text:list-item>
          </text:list>
        </text:list-item>
      </text:list>
      <text:p text:style-name="Text_20_body"><text:soft-page-break/>No MP/SP; <text:span text:style-name="Strong_20_Emphasis">Dream Charge</text:span> and <text:span text:style-name="Strong_20_Emphasis">item use</text:span> take that role.</text:p>
      <text:p text:style-name="Horizontal_20_Line"/>
      <text:h text:style-name="Heading_20_3" text:outline-level="3">7.3 Turn Structure</text:h>
      <text:p text:style-name="Text_20_body">Each turn:</text:p>
      <text:list xml:id="list573086052349495866" text:style-name="L3">
        <text:list-item>
          <text:p text:style-name="P3"><text:span text:style-name="Strong_20_Emphasis">Start-of-Turn Effects</text:span></text:p>
          <text:list>
            <text:list-item>
              <text:p text:style-name="P3">Check ongoing statuses (Bleed, Panic, Numb, Inspired, etc.).</text:p>
            </text:list-item>
            <text:list-item>
              <text:p text:style-name="P3">Apply their tick damage/buffs/decays.</text:p>
            </text:list-item>
            <text:list-item>
              <text:p text:style-name="P3">Some statuses may convert between HP &amp; Resolve effects.</text:p>
            </text:list-item>
          </text:list>
        </text:list-item>
        <text:list-item>
          <text:p text:style-name="P3"><text:span text:style-name="Strong_20_Emphasis">Player Phase (Nyx’s Action)</text:span><text:line-break/>Nyx chooses <text:span text:style-name="Strong_20_Emphasis">ONE</text:span> of:</text:p>
          <text:list>
            <text:list-item>
              <text:p text:style-name="P3"><text:span text:style-name="Strong_20_Emphasis">Confront</text:span></text:p>
            </text:list-item>
            <text:list-item>
              <text:p text:style-name="P3"><text:span text:style-name="Strong_20_Emphasis">Cope</text:span></text:p>
            </text:list-item>
            <text:list-item>
              <text:p text:style-name="P3"><text:span text:style-name="Strong_20_Emphasis">Connect</text:span></text:p>
            </text:list-item>
            <text:list-item>
              <text:p text:style-name="P3"><text:span text:style-name="Strong_20_Emphasis">Item</text:span></text:p>
            </text:list-item>
            <text:list-item>
              <text:p text:style-name="P3"><text:span text:style-name="Strong_20_Emphasis">Guard</text:span> (Defend)</text:p>
            </text:list-item>
            <text:list-item>
              <text:p text:style-name="P3"><text:span text:style-name="Strong_20_Emphasis">Wake/Run</text:span> (if allowed)</text:p>
            </text:list-item>
          </text:list>
        </text:list-item>
        <text:list-item>
          <text:p text:style-name="P3"><text:span text:style-name="Strong_20_Emphasis">Ally Phase</text:span> (if any Dream Allies are active)</text:p>
          <text:list>
            <text:list-item>
              <text:p text:style-name="P3">Allies (Rowan // Momentum, Mina // Insight, etc.) may:</text:p>
              <text:list>
                <text:list-item>
                  <text:p text:style-name="P3">Auto-trigger a passive effect, <text:span text:style-name="Strong_20_Emphasis">or</text:span></text:p>
                </text:list-item>
                <text:list-item>
                  <text:p text:style-name="P3">Offer one selectable support action (limited uses per fight/night).</text:p>
                </text:list-item>
              </text:list>
            </text:list-item>
          </text:list>
        </text:list-item>
        <text:list-item>
          <text:p text:style-name="P3"><text:span text:style-name="Strong_20_Emphasis">Enemy Phase</text:span></text:p>
          <text:list>
            <text:list-item>
              <text:p text:style-name="P3">The Nightmare chooses an action based on:</text:p>
              <text:list>
                <text:list-item>
                  <text:p text:style-name="P3">Its <text:span text:style-name="Strong_20_Emphasis">pattern</text:span> (phase, HP thresholds).</text:p>
                </text:list-item>
                <text:list-item>
                  <text:p text:style-name="P3">Nyx’s Arete state (Emotional Strife/Harmony, etc.).</text:p>
                </text:list-item>
                <text:list-item>
                  <text:p text:style-name="P3">Story flags (e.g., how you treated linked NPCs).</text:p>
                </text:list-item>
              </text:list>
            </text:list-item>
          </text:list>
        </text:list-item>
        <text:list-item>
          <text:p text:style-name="P3"><text:span text:style-name="Strong_20_Emphasis">End-of-Turn Checks</text:span></text:p>
          <text:list>
            <text:list-item>
              <text:p text:style-name="P3">Check <text:span text:style-name="Strong_20_Emphasis">HP ≤ 0</text:span> or <text:span text:style-name="Strong_20_Emphasis">Resolve ≤ 0</text:span>.</text:p>
            </text:list-item>
            <text:list-item>
              <text:p text:style-name="P3">Check special thresholds (boss transitions, non-lethal win conditions).</text:p>
            </text:list-item>
            <text:list-item>
              <text:p text:style-name="P3">Increment <text:span text:style-name="Strong_20_Emphasis">turn counter</text:span> for attacks that ramp up over time.</text:p>
            </text:list-item>
          </text:list>
        </text:list-item>
      </text:list>
      <text:p text:style-name="Horizontal_20_Line"/>
      <text:h text:style-name="Heading_20_3" text:outline-level="3"><text:soft-page-break/>7.4 Action Menu &amp; Integration with Arete, Zines, Items</text:h>
      <text:h text:style-name="Heading_20_4" text:outline-level="4">7.4.1 CONFRONT (Attack / Direct Challenge)</text:h>
      <text:p text:style-name="Text_20_body">Physical and mental “attacks” – not always violent; some can be firm rejections.</text:p>
      <text:list xml:id="list5146361171061314766" text:style-name="L4">
        <text:list-item>
          <text:p text:style-name="P4">Examples:</text:p>
          <text:list>
            <text:list-item>
              <text:p text:style-name="P4"><text:span text:style-name="Strong_20_Emphasis">Strike / Lunge / Push Back</text:span> – physical attack; scales off <text:span text:style-name="Strong_20_Emphasis">Physical Arete Harmony</text:span> and relevant Zines (skate/surf zines, etc.).</text:p>
            </text:list-item>
            <text:list-item>
              <text:p text:style-name="P4"><text:span text:style-name="Strong_20_Emphasis">Call Out</text:span> – social/verbal “attack” reducing Resolve, scaling with <text:span text:style-name="Strong_20_Emphasis">Social Harmony</text:span> and Zines like “Shame &amp; Stage Lights.”</text:p>
            </text:list-item>
          </text:list>
        </text:list-item>
        <text:list-item>
          <text:p text:style-name="P4">Arete Influence:</text:p>
          <text:list>
            <text:list-item>
              <text:p text:style-name="P4">High <text:span text:style-name="Strong_20_Emphasis">Physical Harmony</text:span>: more damage, less self-harm risk.</text:p>
            </text:list-item>
            <text:list-item>
              <text:p text:style-name="P4">High <text:span text:style-name="Strong_20_Emphasis">Physical Strife</text:span>: attacks may injure Nyx in return (recoil).</text:p>
            </text:list-item>
            <text:list-item>
              <text:p text:style-name="P4">High <text:span text:style-name="Strong_20_Emphasis">Social Harmony</text:span>: Call Out-type confronts land harder on bosses like Audience of Teeth.</text:p>
            </text:list-item>
          </text:list>
        </text:list-item>
        <text:list-item>
          <text:p text:style-name="P4">Zines:</text:p>
          <text:list>
            <text:list-item>
              <text:p text:style-name="P4">“Noise Garden” → unlocks <text:span text:style-name="Strong_20_Emphasis">Resonant Note</text:span> (Emotional AoE Confront).</text:p>
            </text:list-item>
            <text:list-item>
              <text:p text:style-name="P4">Skater/surf zines → unlock movement-based attacks (dodgy, evasive hits).</text:p>
            </text:list-item>
          </text:list>
        </text:list-item>
      </text:list>
      <text:p text:style-name="Horizontal_20_Line"/>
      <text:h text:style-name="Heading_20_4" text:outline-level="4">7.4.2 COPE (Self-Target Skills)</text:h>
      <text:p text:style-name="Text_20_body">Self-directed techniques: breathing, reframing, containment, safe imagery.</text:p>
      <text:list xml:id="list7789634676532076611" text:style-name="L5">
        <text:list-item>
          <text:p text:style-name="P5">Examples:</text:p>
          <text:list>
            <text:list-item>
              <text:p text:style-name="P5"><text:span text:style-name="Strong_20_Emphasis">Grounding Breath</text:span> (from [Zine #05] DIY Coping) – recover Resolve, reduce Panic.</text:p>
            </text:list-item>
            <text:list-item>
              <text:p text:style-name="P5"><text:span text:style-name="Strong_20_Emphasis">Reframe Thought</text:span> – reduces the impact of an upcoming “guilt” attack.</text:p>
            </text:list-item>
            <text:list-item>
              <text:p text:style-name="P5"><text:span text:style-name="Strong_20_Emphasis">Body Check-In</text:span> – small HP heal, uses Physical Harmony (self-care).</text:p>
            </text:list-item>
          </text:list>
        </text:list-item>
        <text:list-item>
          <text:p text:style-name="P5">Arete Influence:</text:p>
          <text:list>
            <text:list-item>
              <text:p text:style-name="P5">High <text:span text:style-name="Strong_20_Emphasis">Emotional Harmony</text:span> → Cope skills more effective.</text:p>
            </text:list-item>
            <text:list-item>
              <text:p text:style-name="P5">High <text:span text:style-name="Strong_20_Emphasis">Psychological Harmony</text:span> → stronger, more stable reframes.</text:p>
            </text:list-item>
            <text:list-item>
              <text:p text:style-name="P5">Heavy <text:span text:style-name="Strong_20_Emphasis">Strife</text:span> may cause Cope skills to have reduced effect or rare “backfires” (e.g., using denial instead).</text:p>
            </text:list-item>
          </text:list>
        </text:list-item>
        <text:list-item>
          <text:p text:style-name="P5">Zines:</text:p>
          <text:list>
            <text:list-item>
              <text:p text:style-name="P5">Coping/psych zines give specific Cope moves and passive boosts.</text:p>
            </text:list-item>
          </text:list>
        </text:list-item>
      </text:list>
      <text:p text:style-name="Horizontal_20_Line"/>
      <text:h text:style-name="Heading_20_4" text:outline-level="4"><text:soft-page-break/>7.4.3 CONNECT (Talk / Empathize / Meaning-Make)</text:h>
      <text:p text:style-name="Text_20_body">Actions that address the Nightmare’s underlying meaning: dialogue, empathy, interrogation, surrender, or integration attempts.</text:p>
      <text:list xml:id="list759951146974374604" text:style-name="L6">
        <text:list-item>
          <text:p text:style-name="P6">Examples:</text:p>
          <text:list>
            <text:list-item>
              <text:p text:style-name="P6"><text:span text:style-name="Strong_20_Emphasis">Ask What It Wants</text:span> – lowers enemy aggression, reveals info.</text:p>
            </text:list-item>
            <text:list-item>
              <text:p text:style-name="P6"><text:span text:style-name="Strong_20_Emphasis">Acknowledge Pain</text:span> – Resolve-based; may reduce enemy power or open a non-lethal win condition.</text:p>
            </text:list-item>
            <text:list-item>
              <text:p text:style-name="P6"><text:span text:style-name="Strong_20_Emphasis">Rewrite Story</text:span> – high-level ability to change conditions (requires Spiritual/Psychological thresholds, plus certain Zines).</text:p>
            </text:list-item>
          </text:list>
        </text:list-item>
        <text:list-item>
          <text:p text:style-name="P6">Arete Influence:</text:p>
          <text:list>
            <text:list-item>
              <text:p text:style-name="P6"><text:span text:style-name="Strong_20_Emphasis">Social Harmony</text:span> → Connect actions more persuasive.</text:p>
            </text:list-item>
            <text:list-item>
              <text:p text:style-name="P6"><text:span text:style-name="Strong_20_Emphasis">Emotional Harmony</text:span> → empathic options more effective; anger-based Connect more potent if channeled well.</text:p>
            </text:list-item>
            <text:list-item>
              <text:p text:style-name="P6"><text:span text:style-name="Strong_20_Emphasis">Spiritual Harmony</text:span> → better at meaning-making options; access to deeper understanding routes.</text:p>
            </text:list-item>
          </text:list>
        </text:list-item>
        <text:list-item>
          <text:p text:style-name="P6">Zines:</text:p>
          <text:list>
            <text:list-item>
              <text:p text:style-name="P6">“Boundaries for Ghosts” → Connect action for setting limits with Guilt Drips-like entities.</text:p>
            </text:list-item>
            <text:list-item>
              <text:p text:style-name="P6">“Zodiac &amp; Nightmares” → extra Connect choices referencing archetypes.</text:p>
            </text:list-item>
          </text:list>
        </text:list-item>
        <text:list-item>
          <text:p text:style-name="P6">Some bosses can be “won” primarily via <text:span text:style-name="Strong_20_Emphasis">Connect</text:span> (integrating them) instead of HP.</text:p>
        </text:list-item>
      </text:list>
      <text:p text:style-name="Horizontal_20_Line"/>
      <text:h text:style-name="Heading_20_4" text:outline-level="4">7.4.4 ITEM</text:h>
      <text:p text:style-name="Text_20_body">Use <text:span text:style-name="Strong_20_Emphasis">Consumable</text:span>, <text:span text:style-name="Strong_20_Emphasis">Psychedelic</text:span>, <text:span text:style-name="Strong_20_Emphasis">Rare</text:span> items.</text:p>
      <text:list xml:id="list7793729985172723446" text:style-name="L7">
        <text:list-item>
          <text:p text:style-name="P7"><text:span text:style-name="Strong_20_Emphasis">Consumables:</text:span></text:p>
          <text:list>
            <text:list-item>
              <text:p text:style-name="P7">Heal HP/Resolve, cure statuses, or give short buffs.</text:p>
            </text:list-item>
            <text:list-item>
              <text:p text:style-name="P7">Many influenced by Arete (e.g., overusing junk-like items might eventually cause Physical Strife penalties).</text:p>
            </text:list-item>
          </text:list>
        </text:list-item>
        <text:list-item>
          <text:p text:style-name="P7"><text:span text:style-name="Strong_20_Emphasis">Psychedelic:</text:span></text:p>
          <text:list>
            <text:list-item>
              <text:p text:style-name="P7">Dream/wild effects (reroll encounter pattern, distort enemy, reveal hidden options).</text:p>
            </text:list-item>
            <text:list-item>
              <text:p text:style-name="P7">Higher <text:span text:style-name="Strong_20_Emphasis">Psychological or Spiritual Harmony</text:span> improves odds of helpful effects; high Strife makes them more volatile.</text:p>
            </text:list-item>
          </text:list>
        </text:list-item>
        <text:list-item>
          <text:p text:style-name="P7"><text:span text:style-name="Strong_20_Emphasis">Rare:</text:span></text:p>
          <text:list>
            <text:list-item>
              <text:p text:style-name="P7">Limited-use game-changers (e.g., Dream-Polished Shell for re-rolling one turn, Lantern of Echoes revealing hidden paths).</text:p>
            </text:list-item>
          </text:list>
        </text:list-item>
      </text:list>
      <text:p text:style-name="Text_20_body">Item use costs Nyx’s turn, but some ally abilities / Zines can give <text:span text:style-name="Strong_20_Emphasis">free or reduced-cost item actions</text:span> <text:soft-page-break/>occasionally.</text:p>
      <text:p text:style-name="Horizontal_20_Line"/>
      <text:h text:style-name="Heading_20_4" text:outline-level="4">7.4.5 GUARD (Defend)</text:h>
      <text:p text:style-name="Text_20_body">Basic defense posture:</text:p>
      <text:list xml:id="list8915562730144905029" text:style-name="L8">
        <text:list-item>
          <text:p text:style-name="P8">Reduces incoming HP &amp; Resolve damage this turn.</text:p>
        </text:list-item>
        <text:list-item>
          <text:p text:style-name="P8">If Nyx has certain Zines (shiftwork, physical resilience), Guard may also build <text:span text:style-name="Strong_20_Emphasis">Dream Charge</text:span>.</text:p>
        </text:list-item>
      </text:list>
      <text:p text:style-name="Text_20_body">Arete Influence:</text:p>
      <text:list xml:id="list5528089454435830407" text:style-name="L9">
        <text:list-item>
          <text:p text:style-name="P9">High <text:span text:style-name="Strong_20_Emphasis">Physical Harmony</text:span> → more damage reduction.</text:p>
        </text:list-item>
        <text:list-item>
          <text:p text:style-name="P9">High <text:span text:style-name="Strong_20_Emphasis">Psychological Harmony</text:span> → Guard more effective versus Fear/Confusion; less overreaction.</text:p>
        </text:list-item>
      </text:list>
      <text:p text:style-name="Horizontal_20_Line"/>
      <text:h text:style-name="Heading_20_4" text:outline-level="4">7.4.6 WAKE / RUN</text:h>
      <text:p text:style-name="Text_20_body">Escape or forcibly end the fight.</text:p>
      <text:list xml:id="list1899982598584708560" text:style-name="L10">
        <text:list-item>
          <text:p text:style-name="P10"><text:span text:style-name="Strong_20_Emphasis">WAKE (forced exit):</text:span></text:p>
          <text:list>
            <text:list-item>
              <text:p text:style-name="P10">Available in many but not all battles.</text:p>
            </text:list-item>
            <text:list-item>
              <text:p text:style-name="P10">Often leaves the enemy unresolved; modifies Arete and narrative flags (avoidance).</text:p>
            </text:list-item>
          </text:list>
        </text:list-item>
        <text:list-item>
          <text:p text:style-name="P10"><text:span text:style-name="Strong_20_Emphasis">RUN (within Dream):</text:span></text:p>
          <text:list>
            <text:list-item>
              <text:p text:style-name="P10">In some fights, Nyx can retreat to previous Dream rooms instead of waking fully.</text:p>
            </text:list-item>
          </text:list>
        </text:list-item>
      </text:list>
      <text:p text:style-name="Text_20_body">Use is tracked as <text:span text:style-name="Strong_20_Emphasis">Avoidance</text:span> and influences how often certain Nightmares return or evolve.</text:p>
      <text:p text:style-name="Horizontal_20_Line"/>
      <text:h text:style-name="Heading_20_3" text:outline-level="3">7.5 Enemy Actions &amp; Checks</text:h>
      <text:p text:style-name="Text_20_body">Nightmares have:</text:p>
      <text:list xml:id="list5879960149317562958" text:style-name="L11">
        <text:list-item>
          <text:p text:style-name="P11"><text:span text:style-name="Strong_20_Emphasis">HP</text:span> and sometimes <text:span text:style-name="Strong_20_Emphasis">Resolve-like “Stability”</text:span> (you can destabilize them emotionally).</text:p>
        </text:list-item>
        <text:list-item>
          <text:p text:style-name="P11">Attack types:</text:p>
          <text:list>
            <text:list-item>
              <text:p text:style-name="P11">Physical (crush, puncture, trap).</text:p>
            </text:list-item>
            <text:list-item>
              <text:p text:style-name="P11">Emotional (shame, grief, panic).</text:p>
            </text:list-item>
            <text:list-item>
              <text:p text:style-name="P11">Cognitive (confusion, overthinking, denial).</text:p>
            </text:list-item>
          </text:list>
        </text:list-item>
        <text:list-item>
          <text:p text:style-name="P11">Patterns:</text:p>
          <text:list>
            <text:list-item>
              <text:p text:style-name="P11"><text:span text:style-name="Strong_20_Emphasis">Phase-based</text:span> (HP thresholds).</text:p>
            </text:list-item>
            <text:list-item>
              <text:p text:style-name="P11"><text:span text:style-name="Strong_20_Emphasis">Arete-based</text:span> ( get nastier if your Emotional Strife is high).</text:p>
            </text:list-item>
            <text:list-item>
              <text:p text:style-name="P11"><text:span text:style-name="Strong_20_Emphasis">History-based</text:span> (quote/log past harmful choices).</text:p>
            </text:list-item>
          </text:list>
        </text:list-item>
      </text:list>
      <text:p text:style-name="Horizontal_20_Line"><text:soft-page-break/></text:p>
      <text:h text:style-name="Heading_20_3" text:outline-level="3">7.6 Clear Fail States: What Happens When Nyx Loses?</text:h>
      <text:p text:style-name="Text_20_body">Nyx can “lose” in <text:span text:style-name="Strong_20_Emphasis">two main ways</text:span>:</text:p>
      <text:list xml:id="list415249671039253815" text:style-name="L12">
        <text:list-item>
          <text:p text:style-name="P12"><text:span text:style-name="Strong_20_Emphasis">HP Reaches 0 (Physical Overwhelm)</text:span></text:p>
          <text:list>
            <text:list-item>
              <text:p text:style-name="P12">Imagery: Nyx collapses, Dream “glitches,” and they are <text:span text:style-name="Strong_20_Emphasis">force-woken</text:span>.</text:p>
            </text:list-item>
            <text:list-item>
              <text:p text:style-name="P12">Consequences:</text:p>
              <text:list>
                <text:list-item>
                  <text:p text:style-name="P12"><text:span text:style-name="Strong_20_Emphasis">Physical penalty next day</text:span>:</text:p>
                  <text:list>
                    <text:list-item>
                      <text:p text:style-name="P12">Reduced max HP, fatigue status, maybe <text:span text:style-name="Strong_20_Emphasis">Physical Arete –1 or –2</text:span>.</text:p>
                    </text:list-item>
                  </text:list>
                </text:list-item>
                <text:list-item>
                  <text:p text:style-name="P12"><text:span text:style-name="Strong_20_Emphasis">Emotional/Spiritual results</text:span> depend on context:</text:p>
                  <text:list>
                    <text:list-item>
                      <text:p text:style-name="P12">Losing to a body/health-themed boss (Flesh Cathedral) may increase <text:span text:style-name="Strong_20_Emphasis">Physical Strife</text:span> (fear of body) or spark introspection.</text:p>
                    </text:list-item>
                  </text:list>
                </text:list-item>
                <text:list-item>
                  <text:p text:style-name="P12">Nightmare:</text:p>
                  <text:list>
                    <text:list-item>
                      <text:p text:style-name="P12">Retreats but remains a looming presence; encounter will return later, often stronger or with new tactics (it “learned” you’re scared)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span text:style-name="Strong_20_Emphasis">Resolve Reaches 0 (Emotional Collapse)</text:span></text:p>
          <text:list>
            <text:list-item>
              <text:p text:style-name="P12">Imagery: Nyx panics, shuts down, or dissociates; the scene fractures.</text:p>
            </text:list-item>
            <text:list-item>
              <text:p text:style-name="P12">Consequences:</text:p>
              <text:list>
                <text:list-item>
                  <text:p text:style-name="P12">Next day, Nyx might:</text:p>
                  <text:list>
                    <text:list-item>
                      <text:p text:style-name="P12">Avoid certain locations or NPCs (temporary <text:span text:style-name="Strong_20_Emphasis">lockouts</text:span>).</text:p>
                    </text:list-item>
                    <text:list-item>
                      <text:p text:style-name="P12">Start the day with <text:span text:style-name="Strong_20_Emphasis">Emotional Strife</text:span> increase and maybe Social penalties (withdrawal).</text:p>
                    </text:list-item>
                  </text:list>
                </text:list-item>
                <text:list-item>
                  <text:p text:style-name="P12">Trigger <text:span text:style-name="Strong_20_Emphasis">Avoidance Scenes</text:span>:</text:p>
                  <text:list>
                    <text:list-item>
                      <text:p text:style-name="P12">Nyx clings to escapism (Talia’s room, binge at Boardwalk, etc.), with choice points that either entrench Strife or begin to repair.</text:p>
                    </text:list-item>
                  </text:list>
                </text:list-item>
                <text:list-item>
                  <text:p text:style-name="P12">Nightmare:</text:p>
                  <text:list>
                    <text:list-item>
                      <text:p text:style-name="P12">Gains more lines about “You can’t handle this,” may apply persistent Dream debuffs in future encounters.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Strong_20_Emphasis">Repeated Loss Escalation:</text:span></text:p>
      <text:list xml:id="list3812423190172350942" text:style-name="L13">
        <text:list-item>
          <text:p text:style-name="P13">Losing repeatedly to the same Nightmare:</text:p>
          <text:list>
            <text:list-item>
              <text:p text:style-name="P13">Increases its scaling vs you <text:span text:style-name="Strong_20_Emphasis">but</text:span> also fills a hidden “frustration / insight” meter.</text:p>
            </text:list-item>
            <text:list-item>
              <text:p text:style-name="P13">After X losses, Nyx unlocks a special <text:span text:style-name="Strong_20_Emphasis">Cope or Connect</text:span> option reflecting what they’ve learned: new path to integration or a story pivot.</text:p>
            </text:list-item>
          </text:list>
        </text:list-item>
      </text:list>
      <text:p text:style-name="Text_20_body">Loss doesn’t trigger standard “Game Over” – it <text:span text:style-name="Strong_20_Emphasis">advances the story</text:span>, but with heavier Arete and relationship consequences.</text:p>
      <text:p text:style-name="Horizontal_20_Line"><text:soft-page-break/></text:p>
      <text:h text:style-name="Heading_20_2" text:outline-level="2">8. Leveling / Progression Model</text:h>
      <text:p text:style-name="Text_20_body"><text:span text:style-name="Strong_20_Emphasis">Arete</text:span> is your primary “level” system; there’s no conventional XP bar.</text:p>
      <text:h text:style-name="Heading_20_3" text:outline-level="3">8.1 Derived Combat Stats from Arete</text:h>
      <text:p text:style-name="Text_20_body">Each Arete domain feeds derived stats:</text:p>
      <text:list xml:id="list711420364176128222" text:style-name="L14">
        <text:list-item>
          <text:p text:style-name="P14"><text:span text:style-name="Strong_20_Emphasis">Physical Arete</text:span> → HP, Physical Attack, Physical Defense.</text:p>
        </text:list-item>
        <text:list-item>
          <text:p text:style-name="P14"><text:span text:style-name="Strong_20_Emphasis">Psychological Arete</text:span> → Accuracy, Critical chance for certain mental attacks, resistance to confusion/overwhelm.</text:p>
        </text:list-item>
        <text:list-item>
          <text:p text:style-name="P14"><text:span text:style-name="Strong_20_Emphasis">Social Arete</text:span> → Success rate / potency of <text:span text:style-name="Strong_20_Emphasis">Connect</text:span> actions, group-based abilities, and crowd/dominance Nightmares.</text:p>
        </text:list-item>
        <text:list-item>
          <text:p text:style-name="P14"><text:span text:style-name="Strong_20_Emphasis">Emotional Arete</text:span> → Resolve max, healing effectiveness, emotional damage resistance.</text:p>
        </text:list-item>
        <text:list-item>
          <text:p text:style-name="P14"><text:span text:style-name="Strong_20_Emphasis">Spiritual Arete</text:span> → Special resistances (existential attacks), chance for <text:span text:style-name="Strong_20_Emphasis">meta</text:span> effects (seeing patterns, preempting attacks), and some “rewrite” abilities.</text:p>
        </text:list-item>
      </text:list>
      <text:p text:style-name="Text_20_body">Each domain also has <text:span text:style-name="Strong_20_Emphasis">Harmony vs Strife</text:span> orientation:</text:p>
      <text:list xml:id="list3777061546172053139" text:style-name="L15">
        <text:list-item>
          <text:p text:style-name="P15">High <text:span text:style-name="Strong_20_Emphasis">Harmony</text:span>: stronger virtuous/healthy abilities.</text:p>
        </text:list-item>
        <text:list-item>
          <text:p text:style-name="P15">High <text:span text:style-name="Strong_20_Emphasis">Strife</text:span>: unlocks more desperate, explosive abilities (powerful but risky, feeding certain Nightmares).</text:p>
        </text:list-item>
      </text:list>
      <text:p text:style-name="Horizontal_20_Line"/>
      <text:h text:style-name="Heading_20_3" text:outline-level="3">8.2 Unlocking New Abilities</text:h>
      <text:p text:style-name="Text_20_body">You gain new combat and narrative abilities through:</text:p>
      <text:list xml:id="list6798819368578515643" text:style-name="L16">
        <text:list-item>
          <text:p text:style-name="P16"><text:span text:style-name="Strong_20_Emphasis">Arete Thresholds</text:span></text:p>
        </text:list-item>
        <text:list-item>
          <text:p text:style-name="P16"><text:span text:style-name="Strong_20_Emphasis">Zine Acquisition</text:span></text:p>
        </text:list-item>
        <text:list-item>
          <text:p text:style-name="P16"><text:span text:style-name="Strong_20_Emphasis">Character Quests &amp; Apotheosis</text:span></text:p>
        </text:list-item>
      </text:list>
      <text:h text:style-name="Heading_20_4" text:outline-level="4">8.2.1 Arete Threshold Examples</text:h>
      <text:p text:style-name="Text_20_body">You can define thresholds like this (conceptual examples):</text:p>
      <text:list xml:id="list8502680524832703220" text:style-name="L17">
        <text:list-item>
          <text:p text:style-name="P17"><text:span text:style-name="Strong_20_Emphasis">Emotional Harmony ≥ 10</text:span></text:p>
          <text:list>
            <text:list-item>
              <text:p text:style-name="P17">Unlocks <text:span text:style-name="Strong_20_Emphasis">Cope: Self-Soothing Image</text:span> (small Resolve heal).</text:p>
            </text:list-item>
          </text:list>
        </text:list-item>
        <text:list-item>
          <text:p text:style-name="P17"><text:span text:style-name="Strong_20_Emphasis">Emotional Harmony ≥ 25 &amp; Psychological Harmony ≥ 15</text:span></text:p>
          <text:list>
            <text:list-item>
              <text:p text:style-name="P17">Unlocks <text:span text:style-name="Strong_20_Emphasis">Cope: Name the Feeling</text:span> (removes certain panic/shame statuses).</text:p>
            </text:list-item>
          </text:list>
        </text:list-item>
        <text:list-item>
          <text:p text:style-name="P17"><text:span text:style-name="Strong_20_Emphasis">Social Harmony ≥ 20</text:span></text:p>
          <text:list>
            <text:list-item>
              <text:p text:style-name="P17">Unlocks <text:span text:style-name="Strong_20_Emphasis">Connect: Speak Up</text:span> (reduces enemy “audience-based” attacks, good vs Audience of Teeth).</text:p>
            </text:list-item>
          </text:list>
        </text:list-item>
        <text:list-item>
          <text:p text:style-name="P17"><text:soft-page-break/><text:span text:style-name="Strong_20_Emphasis">Spiritual Harmony ≥ 20 &amp; Psychological Harmony ≥ 20</text:span></text:p>
          <text:list>
            <text:list-item>
              <text:p text:style-name="P17">Unlocks <text:span text:style-name="Strong_20_Emphasis">Connect: Reframe Story</text:span> (powerful, but limited-use ability to shift a boss’s attack pattern mid-fight).</text:p>
            </text:list-item>
          </text:list>
        </text:list-item>
        <text:list-item>
          <text:p text:style-name="P17"><text:span text:style-name="Strong_20_Emphasis">High Strife thresholds</text:span> (optional risky abilities):</text:p>
          <text:list>
            <text:list-item>
              <text:p text:style-name="P17"><text:span text:style-name="Strong_20_Emphasis">Emotional Strife ≥ 20</text:span> → <text:span text:style-name="Strong_20_Emphasis">Confront: Desperate Outburst</text:span> (big damage, but heavy self-penalty).</text:p>
            </text:list-item>
            <text:list-item>
              <text:p text:style-name="P17"><text:span text:style-name="Strong_20_Emphasis">Social Strife ≥ 20</text:span> → <text:span text:style-name="Strong_20_Emphasis">Connect: Cut Off</text:span> (instantly ends some mob fights but damages Social Arete &amp; future relationships).</text:p>
            </text:list-item>
          </text:list>
        </text:list-item>
      </text:list>
      <text:p text:style-name="Text_20_body">These are invisible to the player; abilities “unlock” after key choices, framed as Nyx learning new ways to cope.</text:p>
      <text:p text:style-name="Horizontal_20_Line"/>
      <text:h text:style-name="Heading_20_4" text:outline-level="4">8.2.2 Zine-Based Progression</text:h>
      <text:p text:style-name="Text_20_body">Each <text:span text:style-name="Strong_20_Emphasis">[Zine]</text:span>:</text:p>
      <text:list xml:id="list1005419576898435448" text:style-name="L18">
        <text:list-item>
          <text:p text:style-name="P18">Grants a <text:span text:style-name="Strong_20_Emphasis">passive bonus</text:span> (to a facet of Arete or derived stat), and/or</text:p>
        </text:list-item>
        <text:list-item>
          <text:p text:style-name="P18">Unlocks a named ability (Combat or Dream/Narrative).</text:p>
        </text:list-item>
      </text:list>
      <text:p text:style-name="Text_20_body">Examples:</text:p>
      <text:list xml:id="list6274674351693623185" text:style-name="L19">
        <text:list-item>
          <text:p text:style-name="P19"><text:span text:style-name="Strong_20_Emphasis">“DIY Coping Workbook”</text:span> → <text:span text:style-name="Strong_20_Emphasis">Grounding Breath</text:span> (Cope): moderate Resolve heal + temp Emotional resistance.</text:p>
        </text:list-item>
        <text:list-item>
          <text:p text:style-name="P19"><text:span text:style-name="Strong_20_Emphasis">“Noise Garden”</text:span> → <text:span text:style-name="Strong_20_Emphasis">Resonant Note</text:span> (Confront): Emotional AoE attack that damages multiple mobs and clears some Guilt or Shame stacks.</text:p>
        </text:list-item>
        <text:list-item>
          <text:p text:style-name="P19"><text:span text:style-name="Strong_20_Emphasis">“Lucid Loopers”</text:span> → <text:span text:style-name="Strong_20_Emphasis">Dream Pre-Awareness</text:span>: first attack of each fight is less effective against Nyx; sometimes reveals enemy intent.</text:p>
        </text:list-item>
      </text:list>
      <text:p text:style-name="Text_20_body">Zines can also unlock <text:span text:style-name="Strong_20_Emphasis">Dream shortcuts</text:span> (see below) or improve DC generation.</text:p>
      <text:p text:style-name="Horizontal_20_Line"/>
      <text:h text:style-name="Heading_20_4" text:outline-level="4">8.2.3 Character Quests &amp; Apotheosis</text:h>
      <text:p text:style-name="Text_20_body">Finishing a core friend’s <text:span text:style-name="Strong_20_Emphasis">Apotheosis quest</text:span> and reaching Stage 4:</text:p>
      <text:list xml:id="list774328830928480633" text:style-name="L20">
        <text:list-item>
          <text:p text:style-name="P20">Unlocks their <text:span text:style-name="Strong_20_Emphasis">Dream Ally</text:span> form (unique support actions).</text:p>
        </text:list-item>
        <text:list-item>
          <text:p text:style-name="P20">May grant an extra ability to Nyx:</text:p>
          <text:list>
            <text:list-item>
              <text:p text:style-name="P20"><text:span text:style-name="Strong_20_Emphasis">Rowan Apotheosis</text:span> → Nyx gets a <text:span text:style-name="Strong_20_Emphasis">movement/dodge</text:span> boost action.</text:p>
            </text:list-item>
            <text:list-item>
              <text:p text:style-name="P20"><text:span text:style-name="Strong_20_Emphasis">Mina Apotheosis</text:span> → Nyx gains a new <text:span text:style-name="Strong_20_Emphasis">diagnostic</text:span> Connect skill that exposes debuffs/enemy gimmicks.</text:p>
            </text:list-item>
            <text:list-item>
              <text:p text:style-name="P20"><text:span text:style-name="Strong_20_Emphasis">Jax Apotheosis</text:span> → Nyx can trigger a special music-based “field shift” in certain Dream battles.</text:p>
            </text:list-item>
          </text:list>
        </text:list-item>
      </text:list>
      <text:p text:style-name="Text_20_body">These are high-impact power spikes and emotional milestones.</text:p>
      <text:p text:style-name="Horizontal_20_Line"/>
      <text:h text:style-name="Heading_20_3" text:outline-level="3"><text:soft-page-break/>8.3 Dream Shortcuts &amp; Structural Progression</text:h>
      <text:p text:style-name="Text_20_body">Progression isn’t just numbers; it changes <text:span text:style-name="Strong_20_Emphasis">Dream navigation</text:span>.</text:p>
      <text:h text:style-name="Heading_20_4" text:outline-level="4">8.3.1 Unlockable Shortcuts</text:h>
      <text:p text:style-name="Text_20_body">As Nyx grows, the Dream becomes more navigable.</text:p>
      <text:p text:style-name="Text_20_body">Unlocked via:</text:p>
      <text:list xml:id="list1169154368679553490" text:style-name="L21">
        <text:list-item>
          <text:p text:style-name="P21">Certain Zines (Lucid, Dream journals).</text:p>
        </text:list-item>
        <text:list-item>
          <text:p text:style-name="P21">Arete thresholds (ESP. Spiritual &amp; Psychological Harmony).</text:p>
        </text:list-item>
        <text:list-item>
          <text:p text:style-name="P21">Boss integrations (not just kills).</text:p>
        </text:list-item>
      </text:list>
      <text:p text:style-name="Text_20_body">Examples:</text:p>
      <text:list xml:id="list3388513548305019255" text:style-name="L22">
        <text:list-item>
          <text:p text:style-name="P22"><text:span text:style-name="Strong_20_Emphasis">Gateways:</text:span> once a domain boss is faced and partially integrated, you can:</text:p>
          <text:list>
            <text:list-item>
              <text:p text:style-name="P22">Use “Gate” nodes to <text:span text:style-name="Strong_20_Emphasis">skip earlier Dream corridors</text:span>, going straight to mid-tier zones.</text:p>
            </text:list-item>
          </text:list>
        </text:list-item>
        <text:list-item>
          <text:p text:style-name="P22"><text:span text:style-name="Strong_20_Emphasis">Safe Rooms:</text:span> defeating an elite in a region permanently adds a <text:span text:style-name="Strong_20_Emphasis">Safe Room</text:span> in that area:</text:p>
          <text:list>
            <text:list-item>
              <text:p text:style-name="P22">You can heal a bit, save (depending on your rules), and access alliance actions (Archivist, Janitor, etc.).</text:p>
            </text:list-item>
          </text:list>
        </text:list-item>
        <text:list-item>
          <text:p text:style-name="P22"><text:span text:style-name="Strong_20_Emphasis">Nightmare Shortcuts:</text:span></text:p>
          <text:list>
            <text:list-item>
              <text:p text:style-name="P22">If you integrated a Nightmare (instead of just overpowering it), it might <text:span text:style-name="Strong_20_Emphasis">escort you past</text:span> future mobs in that domain until it’s fully resolved story-wise.</text:p>
            </text:list-item>
          </text:list>
        </text:list-item>
      </text:list>
      <text:p text:style-name="Horizontal_20_Line"/>
      <text:h text:style-name="Heading_20_3" text:outline-level="3">8.4 Boss Scaling for Early / Mid / Late Game</text:h>
      <text:p text:style-name="Text_20_body">Boss difficulty depends on:</text:p>
      <text:list xml:id="list2441738261179141944" text:style-name="L23">
        <text:list-item>
          <text:p text:style-name="P23"><text:span text:style-name="Strong_20_Emphasis">Story Chapter / Night</text:span></text:p>
        </text:list-item>
        <text:list-item>
          <text:p text:style-name="P23"><text:span text:style-name="Strong_20_Emphasis">Arete Balance</text:span></text:p>
        </text:list-item>
        <text:list-item>
          <text:p text:style-name="P23"><text:span text:style-name="Strong_20_Emphasis">Past Encounters (if repeated)</text:span></text:p>
        </text:list-item>
      </text:list>
      <text:h text:style-name="Heading_20_4" text:outline-level="4">8.4.1 Base Template by Chapter</text:h>
      <text:p text:style-name="Text_20_body">Each major domain boss has a <text:span text:style-name="Strong_20_Emphasis">base version</text:span> for:</text:p>
      <text:list xml:id="list8502511680304590159" text:style-name="L24">
        <text:list-item>
          <text:p text:style-name="P24"><text:span text:style-name="Strong_20_Emphasis">Early</text:span> (first encounter),</text:p>
        </text:list-item>
        <text:list-item>
          <text:p text:style-name="P24"><text:span text:style-name="Strong_20_Emphasis">Mid</text:span> (revisit or deeper phase),</text:p>
        </text:list-item>
        <text:list-item>
          <text:p text:style-name="P24"><text:span text:style-name="Strong_20_Emphasis">Late</text:span> (final confrontation / integrated form).</text:p>
        </text:list-item>
      </text:list>
      <text:p text:style-name="Text_20_body">For example, <text:span text:style-name="Strong_20_Emphasis">Flooded Heart</text:span>:</text:p>
      <text:list xml:id="list6677733395879613465" text:style-name="L25">
        <text:list-item>
          <text:p text:style-name="P25"><text:span text:style-name="Strong_20_Emphasis">Early:</text:span></text:p>
          <text:list>
            <text:list-item>
              <text:p text:style-name="P25">Lower HP and simpler pattern; mostly Emotional damage with occasional panic pulses.</text:p>
            </text:list-item>
          </text:list>
        </text:list-item>
        <text:list-item>
          <text:p text:style-name="P25"><text:span text:style-name="Strong_20_Emphasis">Mid:</text:span></text:p>
          <text:list>
            <text:list-item>
              <text:p text:style-name="P25"><text:soft-page-break/>Gains mixed attacks; punishes avoidant patterns more strongly (checks story flags).</text:p>
            </text:list-item>
          </text:list>
        </text:list-item>
        <text:list-item>
          <text:p text:style-name="P25"><text:span text:style-name="Strong_20_Emphasis">Late:</text:span></text:p>
          <text:list>
            <text:list-item>
              <text:p text:style-name="P25">Full complexity: recognizes Nyx’s patterns; multiple phases and integration branches.</text:p>
            </text:list-item>
          </text:list>
        </text:list-item>
      </text:list>
      <text:p text:style-name="Text_20_body">Or <text:span text:style-name="Strong_20_Emphasis">Flesh Cathedral</text:span>:</text:p>
      <text:list xml:id="list956135455049360382" text:style-name="L26">
        <text:list-item>
          <text:p text:style-name="P26"><text:span text:style-name="Strong_20_Emphasis">Early:</text:span> Body horror, moderate attacks, mostly HP damage.</text:p>
        </text:list-item>
        <text:list-item>
          <text:p text:style-name="P26"><text:span text:style-name="Strong_20_Emphasis">Mid:</text:span> Gains status like “Self-Disgust,” scaling with Nyx’s Physical Strife.</text:p>
        </text:list-item>
        <text:list-item>
          <text:p text:style-name="P26"><text:span text:style-name="Strong_20_Emphasis">Late:</text:span> Complex interplay with body-image, self-care, and acceptance choices (full integration path).</text:p>
        </text:list-item>
      </text:list>
      <text:p text:style-name="Horizontal_20_Line"/>
      <text:h text:style-name="Heading_20_4" text:outline-level="4">8.4.2 Arete-Based Scaling</text:h>
      <text:p text:style-name="Text_20_body">Each boss/entity has <text:span text:style-name="Strong_20_Emphasis">domain-linked scaling</text:span>:</text:p>
      <text:list xml:id="list746391198072810427" text:style-name="L27">
        <text:list-item>
          <text:p text:style-name="P27">If Nyx’s <text:span text:style-name="Strong_20_Emphasis">domain Strife is high</text:span>, that domain’s boss:</text:p>
          <text:list>
            <text:list-item>
              <text:p text:style-name="P27">Hits harder.</text:p>
            </text:list-item>
            <text:list-item>
              <text:p text:style-name="P27">Has more punishing status effects.</text:p>
            </text:list-item>
            <text:list-item>
              <text:p text:style-name="P27">Gains extra lines referencing Nyx’s worst choices.</text:p>
            </text:list-item>
          </text:list>
        </text:list-item>
        <text:list-item>
          <text:p text:style-name="P27">If domain <text:span text:style-name="Strong_20_Emphasis">Harmony is high</text:span>, the boss:</text:p>
          <text:list>
            <text:list-item>
              <text:p text:style-name="P27">Still dangerous, but:</text:p>
              <text:list>
                <text:list-item>
                  <text:p text:style-name="P27">More susceptible to <text:span text:style-name="Strong_20_Emphasis">Connect</text:span> routes.</text:p>
                </text:list-item>
                <text:list-item>
                  <text:p text:style-name="P27">Less effective at certain attacks (e.g., Flooded Heart can’t shatter you as easily if Emotional Harmony is strong).</text:p>
                </text:list-item>
              </text:list>
            </text:list-item>
          </text:list>
        </text:list-item>
      </text:list>
      <text:p text:style-name="Text_20_body">Example:</text:p>
      <text:list xml:id="list6824292907606618013" text:style-name="L28">
        <text:list-item>
          <text:p text:style-name="P28"><text:span text:style-name="Strong_20_Emphasis">Audience of Teeth</text:span>:</text:p>
          <text:list>
            <text:list-item>
              <text:p text:style-name="P28">Low Social Arete → higher damage from ridicule, more locked choices, more echoes of social failures.</text:p>
            </text:list-item>
            <text:list-item>
              <text:p text:style-name="P28">High Social Harmony → crowd occasionally <text:span text:style-name="Strong_20_Emphasis">turns on the Nightmare</text:span> if you choose confident, honest lines.</text:p>
            </text:list-item>
          </text:list>
        </text:list-item>
      </text:list>
      <text:p text:style-name="Horizontal_20_Line"/>
      <text:h text:style-name="Heading_20_4" text:outline-level="4">8.4.3 Repeated Encounters</text:h>
      <text:p text:style-name="Text_20_body">If you lose and return:</text:p>
      <text:list xml:id="list4269730653092677565" text:style-name="L29">
        <text:list-item>
          <text:p text:style-name="P29">Boss stats <text:span text:style-name="Strong_20_Emphasis">increase moderately</text:span> (it “learns”), but:</text:p>
        </text:list-item>
        <text:list-item>
          <text:p text:style-name="P29">You accumulate hidden <text:span text:style-name="Strong_20_Emphasis">Insight</text:span>:</text:p>
          <text:list>
            <text:list-item>
              <text:p text:style-name="P29">Unlock hints, extra Cope/Connect options, or ally interventions.</text:p>
            </text:list-item>
            <text:list-item>
              <text:p text:style-name="P29">E.g., after 2 losses, Mina’s Dream Ally form can show up uninvited to give a one-time <text:soft-page-break/>save.</text:p>
            </text:list-item>
          </text:list>
        </text:list-item>
      </text:list>
      <text:p text:style-name="Text_20_body">This prevents pure brute-force grinding, making repetition narrative and systemic.</text:p>
      <text:p text:style-name="Horizontal_20_Line"/>
      <text:h text:style-name="Heading_20_4" text:outline-level="4">8.4.4 Scaling with Dream Allies / Zines</text:h>
      <text:p text:style-name="Text_20_body">The game assumes a typical player:</text:p>
      <text:list xml:id="list7649019944098661500" text:style-name="L30">
        <text:list-item>
          <text:p text:style-name="P30">Finds <text:span text:style-name="Strong_20_Emphasis">X Zines</text:span> by chapter N.</text:p>
        </text:list-item>
        <text:list-item>
          <text:p text:style-name="P30">Has <text:span text:style-name="Strong_20_Emphasis">0–2 Dream Allies</text:span> by mid-finale.</text:p>
        </text:list-item>
      </text:list>
      <text:p text:style-name="Text_20_body">To avoid trivializing fights:</text:p>
      <text:list xml:id="list5607688941840529849" text:style-name="L31">
        <text:list-item>
          <text:p text:style-name="P31">Bosses gain <text:span text:style-name="Strong_20_Emphasis">minor scaling</text:span> if you have more than a “normal” number of abilities/allies:</text:p>
          <text:list>
            <text:list-item>
              <text:p text:style-name="P31">Increased HP OR slightly smarter patterns.</text:p>
            </text:list-item>
            <text:list-item>
              <text:p text:style-name="P31">But you feel the benefit in versatility rather than raw DPS.</text:p>
            </text:list-item>
          </text:list>
        </text:list-item>
      </text:list>
      <text:p text:style-name="Horizontal_20_Line"/>
      <text:h text:style-name="Heading_20_3" text:outline-level="3">8.5 Difficulty Curve Summary</text:h>
      <text:list xml:id="list8036327611010457543" text:style-name="L32">
        <text:list-item>
          <text:p text:style-name="P32"><text:span text:style-name="Strong_20_Emphasis">Early Game:</text:span></text:p>
          <text:list>
            <text:list-item>
              <text:p text:style-name="P32">Small mob fights teach resource differences (HP vs Resolve).</text:p>
            </text:list-item>
            <text:list-item>
              <text:p text:style-name="P32">First boss encounters are survivable with minimal optimization.</text:p>
            </text:list-item>
            <text:list-item>
              <text:p text:style-name="P32">Few abilities, mostly simple Confront/Cope.</text:p>
            </text:list-item>
          </text:list>
        </text:list-item>
        <text:list-item>
          <text:p text:style-name="P32"><text:span text:style-name="Strong_20_Emphasis">Mid Game:</text:span></text:p>
          <text:list>
            <text:list-item>
              <text:p text:style-name="P32">More nuanced boss patterns: status effects, callbacks to Town choices.</text:p>
            </text:list-item>
            <text:list-item>
              <text:p text:style-name="P32">Arete thresholds start unlocking specialized skills; Zines give synergy.</text:p>
            </text:list-item>
            <text:list-item>
              <text:p text:style-name="P32">Dream shortcuts reduce grind, allowing focus on key scenes.</text:p>
            </text:list-item>
          </text:list>
        </text:list-item>
        <text:list-item>
          <text:p text:style-name="P32"><text:span text:style-name="Strong_20_Emphasis">Late Game:</text:span></text:p>
          <text:list>
            <text:list-item>
              <text:p text:style-name="P32">Bosses heavily keyed to Nyx’s patterns; fights feel like emotional climaxes, not stat checks.</text:p>
            </text:list-item>
            <text:list-item>
              <text:p text:style-name="P32">Multiple Dream Allies, specialized builds via Zines, and strong Arete.</text:p>
            </text:list-item>
            <text:list-item>
              <text:p text:style-name="P32">Final confrontations and endings strongly shaped by how you’ve grown, avoided, or warped each domain.</text:p>
            </text:list-item>
          </text:list>
        </text:list-item>
      </text:list>
      <text:p text:style-name="Horizontal_20_Line"/>
      <text:p text:style-name="Text_20_body">This gives you a complete, coherent framework for:</text:p>
      <text:list xml:id="list2209472189707654948" text:style-name="L33">
        <text:list-item>
          <text:p text:style-name="P33"><text:span text:style-name="Strong_20_Emphasis">Combat flow</text:span> (turns, resources, menus, fail states).</text:p>
        </text:list-item>
        <text:list-item>
          <text:p text:style-name="P33"><text:span text:style-name="Strong_20_Emphasis">Progression</text:span> based on <text:span text:style-name="Strong_20_Emphasis">Arete</text:span>, <text:span text:style-name="Strong_20_Emphasis">Zines</text:span>, <text:span text:style-name="Strong_20_Emphasis">Dream Allies</text:span>, and story chapters, with clear early/mid/late scaling.</text:p>
        </text:list-item>
      </text:list>
      <text:p text:style-name="Text_20_body"><text:soft-page-break/>You can now translate this into concrete Ren’Py data structures (classes for <text:span text:style-name="Source_20_Text">Nightmare</text:span>, <text:span text:style-name="Source_20_Text">Ability</text:span>, <text:span text:style-name="Source_20_Text">AreteState</text:span>, etc.) and script conditions directly off these concept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llatrix </meta:initial-creator>
    <meta:creation-date>2025-11-07T00:32:47.21</meta:creation-date>
    <meta:document-statistic meta:table-count="0" meta:image-count="0" meta:object-count="0" meta:page-count="12" meta:paragraph-count="287" meta:word-count="2437" meta:character-count="15186"/>
    <dc:date>2025-11-07T00:34:36.66</dc:date>
    <dc:creator>Bellatrix </dc:creator>
    <meta:editing-duration>PT1M49S</meta:editing-duration>
    <meta:editing-cycles>1</meta:editing-cycles>
    <meta:generator>OpenOffice/4.1.15$Win32 OpenOffice.org_project/4115m2$Build-9813</meta:generator>
  </office:meta>
</office:document-meta>
</file>